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Text_20_body">
      <style:paragraph-properties fo:margin-left="0in" fo:margin-right="0in" fo:text-align="end" style:justify-single-word="false" fo:text-indent="0in" style:auto-text-indent="false"/>
      <style:text-properties fo:font-style="italic" style:font-style-asian="italic" style:font-style-complex="italic"/>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margin-left="-0.4925in" fo:margin-right="0in" fo:text-indent="0in" style:auto-text-indent="false"/>
    </style:style>
    <style:style style:name="P6" style:family="paragraph" style:parent-style-name="Text_20_body">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text-properties style:font-name="Times New Roman"/>
    </style:style>
    <style:style style:name="P8" style:family="paragraph" style:parent-style-name="Text_20_body" style:list-style-name="L5">
      <style:paragraph-properties fo:text-align="start" style:justify-single-word="false"/>
      <style:text-properties style:font-name="Times New Roman"/>
    </style:style>
    <style:style style:name="P9" style:family="paragraph" style:parent-style-name="Text_20_body" style:list-style-name="L5">
      <style:paragraph-properties fo:text-align="start" style:justify-single-word="false"/>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list-style-name="L6"/>
    <style:style style:name="P12" style:family="paragraph" style:parent-style-name="Text_20_body" style:list-style-name="L7"/>
    <style:style style:name="P13" style:family="paragraph" style:parent-style-name="Heading_20_3" style:list-style-name="L7">
      <style:paragraph-properties fo:margin-left="-0.9846in" fo:margin-right="0in" fo:text-indent="0in" style:auto-text-indent="false"/>
    </style:style>
    <style:style style:name="P14" style:family="paragraph" style:parent-style-name="Text_20_body" style:list-style-name="L8"/>
    <style:style style:name="P15" style:family="paragraph" style:parent-style-name="Text_20_body" style:list-style-name="L9"/>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Times New Roman"/>
    </style:style>
    <style:style style:name="T4" style:family="text">
      <style:text-properties style:font-name="Times New Roman"/>
    </style:style>
    <style:style style:name="T5" style:family="text">
      <style:text-properties style:font-name="Courier New" fo:font-size="10pt" fo:font-weight="bold" style:font-size-asian="10pt" style:font-weight-asian="bold" style:font-size-complex="10pt" style:font-weight-complex="bold"/>
    </style:style>
    <style:style style:name="T6" style:family="text" style:parent-style-name="Teletype">
      <style:text-properties style:font-name="Courier New" fo:font-size="10pt" fo:font-weight="bold" style:font-size-asian="10pt" style:font-weight-asian="bold" style:font-size-complex="10pt" style:font-weight-complex="bold"/>
    </style:style>
    <style:style style:name="T7" style:family="text" style:parent-style-name="Teletype">
      <style:text-properties style:font-name="Times New Roman"/>
    </style:style>
    <style:style style:name="T8" style:family="text" style:parent-style-name="Teletype">
      <style:text-properties style:font-name="Courier New"/>
    </style:style>
    <style:style style:name="T9" style:family="text" style:parent-style-name="Teletype">
      <style:text-properties style:font-name="Times New Roman" fo:font-size="12pt" style:font-size-asian="12pt" style:font-size-complex="12pt"/>
    </style:style>
    <style:style style:name="T10" style:family="text" style:parent-style-name="Teletype">
      <style:text-properties style:font-name="Arial"/>
    </style:style>
    <style:style style:name="T11" style:family="text" style:parent-style-name="Teletype">
      <style:text-properties style:font-name="Times New Roman" fo:font-size="12pt" style:font-name-asian="Arial1" style:font-size-asian="12pt" style:font-name-complex="Arial1" style:font-size-complex="12pt"/>
    </style:style>
    <style:style style:name="T12" style:family="text">
      <style:text-properties style:font-name="Times New Roman" fo:font-size="12pt" style:font-name-asian="Arial1" style:font-size-asian="12pt" style:font-name-complex="Arial1" style:font-size-complex="12pt"/>
    </style:style>
    <style:style style:name="T13" style:family="text" style:parent-style-name="Teletype">
      <style:text-properties style:font-name="Arial1" fo:font-size="10pt" style:font-name-asian="Arial1" style:font-size-asian="10pt" style:font-name-complex="Arial1" style:font-size-complex="10pt"/>
    </style:style>
    <style:style style:name="T14" style:family="text" style:parent-style-name="Teletype">
      <style:text-properties style:font-name="Arial" fo:font-size="12pt" style:font-name-asian="Arial1" style:font-size-asian="12pt" style:font-name-complex="Arial1" style:font-size-complex="12pt"/>
    </style:style>
    <style:style style:name="T15" style:family="text" style:parent-style-name="Teletype">
      <style:text-properties style:font-name="Times New Roman" fo:font-size="12pt" fo:font-weight="bold" style:font-name-asian="Arial1" style:font-size-asian="12pt" style:font-weight-asian="bold" style:font-name-complex="Arial1" style:font-size-complex="12pt" style:font-weight-complex="bol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edora Repository Development:<text:line-break/>Working with Branches</text:h>
      <text:p text:style-name="P2">Last Modified: Nov 6, 2007</text:p>
      <text:p text:style-name="P2"/>
      <text:p text:style-name="Text_20_body">This document describes the current process for working on a development branch of the Fedora Repository software.</text:p>
      <text:p text:style-name="Text_20_body">URLs of interest:</text:p>
      <text:list text:style-name="L2">
        <text:list-item>
          <text:p text:style-name="P3"><text:a xlink:type="simple" xlink:href="http://sourceforge.net/svn/?group_id=177054">Fedora Commons Subversion Homepage</text:a></text:p>
        </text:list-item>
        <text:list-item>
          <text:p text:style-name="P3"><text:a xlink:type="simple" xlink:href="http://fedora-commons.svn.sourceforge.net/viewvc/fedora-commons/fedora/">Root Fedora Repository Directory in Subversion</text:a></text:p>
        </text:list-item>
        <text:list-item>
          <text:p text:style-name="P3"><text:a xlink:type="simple" xlink:href="http://svnbook.red-bean.com/">The Online Subversion Manual</text:a></text:p>
        </text:list-item>
      </text:list>
      <text:h text:style-name="Heading_20_2" text:outline-level="2">Preparation:</text:h>
      <text:list text:style-name="L3">
        <text:list-item>
          <text:p text:style-name="P4">The work to be done on a development branch will typically relate to one or more existing feature, bug, or refactoring items. <text:s/>Create the necessary <text:a xlink:type="simple" xlink:href="http://sourceforge.net/tracker/?group_id=177054">feature, bug, or refactoring tracker items in the fedora-commons sourceforge project</text:a> if they don't exist.</text:p>
        </text:list-item>
        <text:list-item>
          <text:p text:style-name="P4">Create a <text:a xlink:type="simple" xlink:href="http://sourceforge.net/pm/task.php?group_project_id=53865&amp;group_id=177054&amp;func=browse">“Software Engineering” task in the task tracker</text:a>. <text:s/>The description should read something like “Perform detailed design, coding, and unit test on ...”, and should reference the tracker item(s) to which it relates.</text:p>
        </text:list-item>
      </text:list>
      <text:h text:style-name="Heading_20_2" text:outline-level="2" text:is-list-header="true">Creating the branch:</text:h>
      <text:list text:style-name="L4">
        <text:list-header>
          <text:p text:style-name="P5">In subversion, branches are implemented as simple copies. <text:s/>Your new branch should start as a copy of the current trunk and will be located in the <text:span text:style-name="T1">branches/</text:span> directory, with a name like <text:span text:style-name="T1">dev-###</text:span>, where <text:span text:style-name="T1">###</text:span> is the id of the associated Software Engineering task. There are several ways to do this. <text:s/>Here is one: </text:p>
        </text:list-header>
      </text:list>
      <text:p text:style-name="P6">svn copy https://fedora-commons.svn.sourceforge.net/svnroot/fedora-commons/fedora/<text:line-break/>trunk https://fedora-commons.svn.sourceforge.net/svnroot/fedora-commons/fedora/bra<text:line-break/>nches/dev-1234 -m "created branch from trunk rev7142"</text:p>
      <text:p text:style-name="P7">Note:</text:p>
      <text:list text:style-name="L5">
        <text:list-item>
          <text:p text:style-name="P8">In this example, <text:span text:style-name="T2">dev-1234</text:span> is the name of the branch. <text:s/>The numeric part comes from the task id.</text:p>
        </text:list-item>
        <text:list-item>
          <text:p text:style-name="P8">The method used above will create the copy directly on the server.</text:p>
        </text:list-item>
        <text:list-item>
          <text:p text:style-name="P9"><text:span text:style-name="T3">For later ease of merging, the commit message should include the rev of the trunk against which this copy was created. <text:s/>If you don't know the current rev of the trunk, you can easily find it by looking at </text:span><text:a xlink:type="simple" xlink:href="http://fedora-commons.svn.sourceforge.net/viewvc/fedora-commons/fedora/"><text:span text:style-name="T4">this page</text:span></text:a>.</text:p>
        </text:list-item>
      </text:list>
      <text:h text:style-name="Heading_20_2" text:outline-level="2" text:is-list-header="true">Working on the branch:</text:h>
      <text:p text:style-name="Text_20_body">You can either check out the entire branch and work on it in full, or use a combined working copy using the <text:span text:style-name="T1">svn switch</text:span> command. <text:s/>The remainder of this guide assumes you have the full branch in your working copy, but if you understand <text:a xlink:type="simple" xlink:href="http://svnbook.red-bean.com/en/1.4/svn.branchmerge.switchwc.html">how svn switch works</text:a>, you can use that method as well.</text:p>
      <text:p text:style-name="Text_20_body">Once you have a working copy, you can make changes and commit them as usual.</text:p>
      <text:h text:style-name="Heading_20_2" text:outline-level="2" text:is-list-header="true">"Merging up":</text:h>
      <text:p text:style-name="Text_20_body">If you have been working on a branch for more than a few days, you run a risk of getting far out of sync with the main line of development. <text:s/>If changes have occurred to the trunk, you can "merge UP" those changes so that your branch incorporates them.</text:p>
      <text:p text:style-name="Text_20_body">When merging up, you need to know which revision of the trunk your branch was last made current with.</text:p>
      <text:p text:style-name="Text_20_body">Example Scenario:</text:p>
      <text:p text:style-name="Text_20_body">Bob created branch dev-1234 to work on task 1234. <text:s/>Initially, this was a copy of the trunk at rev7000. <text:s/>Bob has been committing changes to the branch for a week, and he's noticed that a few significant changes got into the trunk during that time. <text:s/>Now the trunk is at rev7012. <text:s/>He decides to merge up. <text:s/>First, he changes to the root directory of his local working copy:</text:p>
      <text:p text:style-name="P10">cd branches/dev-1234</text:p>
      <text:p text:style-name="Text_20_body">Next, he does a "dry run" merge to see which changes would be applied to his working copy:</text:p>
      <text:p text:style-name="Text_20_body"><text:span text:style-name="T5">svn merge --dry-run </text:span><text:span text:style-name="T6">https://fedora-commons.svn.sourceforge.net/svnroot/fedora-comm<text:line-break/>ons/fedora/trunk@7000 https://fedora-commons.svn.sourceforge.net/svnroot/fedora-co<text:line-break/>mmons/trunk@7012</text:span></text:p>
      <text:p text:style-name="Text_20_body"><text:span text:style-name="T7">This shows which files would be added/modified/deleted in his working copy to make it current with the trunk. <text:s/>He decides to go ahead and perform the svn merge command above, this time removing the </text:span><text:span text:style-name="T8">--dry-run</text:span><text:span text:style-name="T7"> parameter.</text:span></text:p>
      <text:p text:style-name="Text_20_body"><text:span text:style-name="T7">Now that his local copy has changed, Bob looks over the changes to make sure the merge didn't introduce any problems into his branch. <text:s/>Once he is satisfied that this is the case, he commits the merge:</text:span></text:p>
      <text:p text:style-name="Text_20_body"><text:span text:style-name="T6">svn commit -m "merged up changes from trunk rev7000 to rev7012"</text:span></text:p>
      <text:p text:style-name="Text_20_body"><text:span text:style-name="T9">Now let's say that Bob continues working on his branch for another week, and the trunk continues to change. <text:s text:c="2"/>The current trunk is at revision 7025, and Bob wants to merge up so his branch is current with the changes on the trunk. <text:s/>Since he's already got the changes from the trunk up to rev7012 in his branch, this time he only needs to merge in the diffs from rev7012 to rev7025. <text:s/>So he goes to his working copy root and enters the following:</text:span></text:p>
      <text:p text:style-name="Text_20_body"><text:span text:style-name="T6">svn merge --dry-run https://fedora-commons.svn.sourceforge.net/svnroot/fedora-comm<text:line-break/>ons/fedora/trunk@7012 https://fedora-commons.svn.sourceforge.net/svnroot/fedora-co<text:line-break/>mmons/trunk@7025</text:span></text:p>
      <text:p text:style-name="Text_20_body"><text:span text:style-name="T9">The process continues as before, and when it's time to commit the merge, he types the following:</text:span></text:p>
      <text:p text:style-name="Text_20_body"><text:span text:style-name="T6">svn commit -m "merged up changes from trunk rev7012 to rev7025"</text:span></text:p>
      <text:h text:style-name="Heading_20_2" text:outline-level="2"><text:span text:style-name="T10">Finishing with the branch:</text:span></text:h>
      <text:p text:style-name="Text_20_body"><text:span text:style-name="T7">When finished with a branch:</text:span></text:p>
      <text:list text:style-name="L6">
        <text:list-item>
          <text:p text:style-name="P11"><text:span text:style-name="T7">Schedule a code review to go over the changes with the other developers.</text:span></text:p>
        </text:list-item>
        <text:list-item>
          <text:p text:style-name="P11"><text:span text:style-name="T7">After code review, the changes will be merged DOWN with the trunk, the dev branch will be deleted, and the associated Software Development task and/or bug/feature tracker items will be closed.</text:span></text:p>
        </text:list-item>
      </text:list>
      <text:p text:style-name="Text_20_body"><text:span text:style-name="T10"/></text:p>
      <text:h text:style-name="Heading_20_2" text:outline-level="2"><text:span text:style-name="T10">Subversion Archeology</text:span></text:h>
      <text:p text:style-name="Text_20_body"><text:span text:style-name="T7">Although branches are "deleted" from subversion after work on them has been completed, they're never actually removed from the repository. <text:s/>At times, you may find it useful to review specific changes that were made in a branch after it was merged and deleted. <text:s/>Although uncommon, you may also need to bring a deleted branch back to life.</text:span></text:p>
      <text:h text:style-name="Heading_20_3" text:outline-level="3"><text:span text:style-name="T7">A. Viewing a Deleted Branch</text:span></text:h>
      <text:p text:style-name="Text_20_body"><text:span text:style-name="T11">This can be useful for getting at the specific incremental changes/commit messages </text:span>made on a branch while it was in-process, since the merge-to-trunk log message <text:span text:style-name="T12">only summarizes the change set.</text:span></text:p>
      <text:list text:style-name="L7">
        <text:list-item>
          <text:p text:style-name="P12"><text:span text:style-name="T7">Find the latest revision number of the branch (see below)</text:span></text:p>
        </text:list-item>
        <text:list-item>
          <text:p text:style-name="P12"><text:span text:style-name="T7">Enter it as a "sticky revision" to the ViewVC interface at<text:line-break/></text:span><text:a xlink:type="simple" xlink:href="http://fedora-commons.svn.sourceforge.net/viewvc/fedora-commons/fedora/branches/"><text:span text:style-name="T13">http://fedora-commons.svn.sourceforge.net/viewvc/fedora-commons/fedora/branches/</text:span></text:a></text:p>
        </text:list-item>
        <text:list-item>
          <text:p text:style-name="P12"><text:span text:style-name="T11">Alternatively, point your favorite svn client to that revision of the specific branch for its browse or checkout function. <text:s/>For example:<text:line-break/><text:line-break/></text:span><text:span text:style-name="T5">svn co -r 6000 https://fedora-commons.svn.sourceforge.net/svnroot/fedora-commons/fedora/branches/dev-1234 dev-1234</text:span></text:p>
          <text:list>
            <text:list-item>
              <text:list>
                <text:list-header>
                  <text:h text:style-name="P13" text:outline-level="3" text:is-list-header="true"><text:span text:style-name="T14">B. Restoring a Deleted Branch</text:span></text:h>
                </text:list-header>
              </text:list>
            </text:list-item>
          </text:list>
        </text:list-item>
      </text:list>
      <text:p text:style-name="Text_20_body"><text:span text:style-name="T11">This should rarely be done, but can be useful if a branch was accidentally deleted or recently abandoned and you want to bring it back to life. <text:s/>In subversion, undeleting a branch is simply a matter of making copy of the last non-deleted revision.</text:span></text:p>
      <text:list text:style-name="L8">
        <text:list-item>
          <text:p text:style-name="P14"><text:span text:style-name="T11">Find the latest revision number of the branch (see below)</text:span></text:p>
        </text:list-item>
        <text:list-item>
          <text:p text:style-name="P14"><text:span text:style-name="T11">Do a remote svn copy of the branch at that revision, copying it to the same path it was at before. For example: <text:line-break/><text:line-break/></text:span><text:span text:style-name="T5">svn copy -r 6000 https://fedora-commons.svn.sourceforge.net/svnroot/fedora-commons/fedora/branches/dev-1234 https://fedora-commons.svn.sourceforge.net/<text:line-break/>svnroot/fedora-commons/fedora/branches/dev-1234 -m "restored branch from revision 6000"</text:span></text:p>
        </text:list-item>
      </text:list>
      <text:h text:style-name="Heading_20_3" text:outline-level="3" text:is-list-header="true"><text:span text:style-name="T14">C. Finding the Latest Revision Number of a Deleted Branch</text:span></text:h>
      <text:p text:style-name="Text_20_body"><text:span text:style-name="T11">This can sometimes be difficult, but as long as we're tracking and committing changes with sufficient detail, it will normally be easy:</text:span></text:p>
      <text:p text:style-name="Text_20_body"><text:span text:style-name="T11">Here are a couple ways:</text:span></text:p>
      <text:list text:style-name="L9">
        <text:list-item>
          <text:p text:style-name="P15"><text:span text:style-name="T11">If you're browsing the trunk and you see a commit message like "Merged branch dev-1234..." on a file or directory, you can just use the revision number of that file. <text:s/>The reason this works is that subversion revision numbers are repository-wide, and a merged branch is never deleted until </text:span><text:span text:style-name="T15">after</text:span><text:span text:style-name="T11"> it is merged with the trunk.</text:span></text:p>
        </text:list-item>
        <text:list-item>
          <text:p text:style-name="P15"><text:span text:style-name="T11">If you only know the branch number, this is the same as the associated "Software Engineering" task tracker item. <text:s/>When you view that task in sourceforge, the last comment should indicate the revision of the trunk the branch was merged with (in this case just use that number), or the revision the branch was deleted as of (in this case subtract 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Chris Wilper</meta:initial-creator>
    <meta:creation-date>2007-10-04T11:13:26</meta:creation-date>
    <dc:creator>Chris Wilper</dc:creator>
    <dc:date>2007-11-06T05:58:26</dc:date>
    <dc:language>en-US</dc:language>
    <meta:editing-cycles>9</meta:editing-cycles>
    <meta:editing-duration>PT3H34M6S</meta:editing-duration>
    <meta:user-defined meta:name="Info 1"/>
    <meta:user-defined meta:name="Info 2"/>
    <meta:user-defined meta:name="Info 3"/>
    <meta:user-defined meta:name="Info 4"/>
    <meta:document-statistic meta:table-count="0" meta:image-count="0" meta:object-count="0" meta:page-count="3" meta:paragraph-count="55" meta:word-count="1248" meta:character-count="7339"/>
  </office:meta>
</office:document-meta>
</file>